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ADDBACKUP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ddBackup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addEntry</text:p>
          </table:table-cell>
          <table:table-cell table:style-name="Table3.B2" office:value-type="string">
            <text:p text:style-name="P11">name</text:p>
          </table:table-cell>
          <table:table-cell table:style-name="Table3.C2" office:value-type="string">
            <text:p text:style-name="P11">proyecto 1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addbackup&gt;</text:p>
      <text:p text:style-name="P12"><text:tab/>&lt;entry&gt;proyecto1&lt;/entry&gt;</text:p>
      <text:p text:style-name="P12">&lt;/addbackup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16:04</dc:date>
    <dc:language>es-CO</dc:language>
    <meta:editing-cycles>47</meta:editing-cycles>
    <meta:editing-duration>PT33M32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2" meta:character-count="438"/>
  </office:meta>
</office:document-meta>
</file>